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906cm" fo:min-width="1.65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3.829cm" fo:min-width="3.706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1.399cm"/>
    </style:style>
    <style:style style:name="gr4" style:family="graphic" style:parent-style-name="standard">
      <style:graphic-properties draw:stroke="none" draw:fill="none" fo:min-height="0.658cm"/>
    </style:style>
    <style:style style:name="gr5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129cm"/>
    </style:style>
    <style:style style:name="gr7" style:family="graphic" style:parent-style-name="standard">
      <style:graphic-properties draw:stroke="none" draw:fill="none" fo:min-height="0.513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="none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Roboto Condensed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048cm" svg:height="3.048cm" svg:x="1.545cm" svg:y="1.704cm">
          <text:p text:style-name="P1"><text:span text:style-name="T1">Current</text:span></text:p>
          <text:p text:style-name="P1"><text:span text:style-name="T1">Formal</text:span></text:p>
          <text:p text:style-name="P1"><text:span text:style-name="T1">Frame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048cm" svg:height="3.048cm" svg:x="8.346cm" svg:y="1.705cm">
          <text:p text:style-name="P1"><text:span text:style-name="T1">Current</text:span></text:p>
          <text:p text:style-name="P1"><text:span text:style-name="T1">P Systems</text:span></text:p>
          <text:p text:style-name="P1"><text:span text:style-name="T1">Varia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996cm" svg:height="5.815cm" svg:x="0.075cm" svg:y="0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5.996cm" svg:height="5.815cm" svg:x="6.876cm" svg:y="0.1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4.236cm" svg:height="1.649cm" svg:x="1.037cm" svg:y="4.687cm">
          <draw:text-box>
            <text:p text:style-name="P1"><text:span text:style-name="T1">Extended Formal </text:span></text:p>
            <text:p text:style-name="P1"><text:span text:style-name="T1">Framework</text:span></text:p>
          </draw:text-box>
        </draw:frame>
        <draw:frame draw:style-name="gr4" draw:text-style-name="P5" draw:layer="layout" svg:width="4.236cm" svg:height="1.453cm" svg:x="7.837cm" svg:y="0.488cm">
          <draw:text-box>
            <text:p text:style-name="P1"><text:span text:style-name="T1">Possible P System</text:span></text:p>
            <text:p text:style-name="P1"><text:span text:style-name="T1">Variants</text:span></text:p>
          </draw:text-box>
        </draw:frame>
        <draw:connector draw:style-name="gr5" draw:text-style-name="P6" draw:layer="layout" draw:type="curve" draw:line-skew="0.653cm -0.38cm" svg:x1="8.346cm" svg:y1="3.229cm" svg:x2="3.069cm" svg:y2="1.704cm" draw:start-shape="id1" draw:start-glue-point="6" draw:end-shape="id2" draw:end-glue-point="4" svg:d="M8346 3229c-1834 0-1528-1212-2389-1930s-2888-942-2888 405" svg:viewBox="0 0 5278 2504">
          <text:p/>
        </draw:connector>
        <draw:connector draw:style-name="gr5" draw:text-style-name="P6" draw:layer="layout" draw:type="curve" draw:line-skew="-0.78cm 0.527cm" svg:x1="4.593cm" svg:y1="3.228cm" svg:x2="9.87cm" svg:y2="4.753cm" draw:start-shape="id2" draw:start-glue-point="10" draw:end-shape="id1" draw:end-glue-point="8" svg:d="M4593 3228c1645 0 1371 1286 2279 2059s2998 1035 2998-534" svg:viewBox="0 0 5278 2674">
          <text:p/>
        </draw:connector>
        <draw:frame draw:style-name="gr6" draw:text-style-name="P4" draw:layer="layout" svg:width="4.236cm" svg:height="0.763cm" svg:x="4.581cm" svg:y="5.671cm">
          <draw:text-box>
            <text:p text:style-name="P7"><text:span text:style-name="T2">Application</text:span></text:p>
          </draw:text-box>
        </draw:frame>
        <draw:frame draw:style-name="gr7" draw:text-style-name="P4" draw:layer="layout" svg:width="4.399cm" svg:height="0.763cm" svg:x="4.083cm" svg:y="-0.127cm">
          <draw:text-box>
            <text:p text:style-name="P7"><text:span text:style-name="T2">Reformulation/Extens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95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2T20:13:31.908638295</meta:creation-date>
    <dc:date>2019-12-12T21:11:33.664314965</dc:date>
    <meta:editing-duration>PT57M58S</meta:editing-duration>
    <meta:editing-cycles>11</meta:editing-cycles>
    <meta:generator>LibreOffice/6.3.3.2.0$Linux_X86_64 LibreOffice_project/30$Build-2</meta:generator>
    <meta:document-statistic meta:object-count="10"/>
  </office:meta>
</office:document-meta>
</file>